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041d"/>
    </style:style>
    <style:style style:name="P2" style:family="paragraph" style:parent-style-name="Standard">
      <style:text-properties officeooo:rsid="0023b2ad" officeooo:paragraph-rsid="0023041d"/>
    </style:style>
    <style:style style:name="P3" style:family="paragraph" style:parent-style-name="Standard">
      <style:text-properties officeooo:rsid="0023b2ad" officeooo:paragraph-rsid="002565f3"/>
    </style:style>
    <style:style style:name="P4" style:family="paragraph" style:parent-style-name="Standard">
      <style:text-properties officeooo:paragraph-rsid="002565f3"/>
    </style:style>
    <style:style style:name="P5" style:family="paragraph" style:parent-style-name="Standard">
      <style:text-properties style:text-underline-style="solid" style:text-underline-width="auto" style:text-underline-color="font-color" officeooo:rsid="002565f3" officeooo:paragraph-rsid="002565f3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65f3" officeooo:paragraph-rsid="002565f3"/>
    </style:style>
    <style:style style:name="T1" style:family="text">
      <style:text-properties officeooo:rsid="0023b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`prufung`.`t_2011_H` (</text:p>
      <text:p text:style-name="Standard"><text:s text:c="2"/>`id` INT NOT NULL,</text:p>
      <text:p text:style-name="Standard"><text:s text:c="2"/>`question` VARCHAR(45) NULL,</text:p>
      <text:p text:style-name="Standard"><text:s text:c="2"/>`answer` VARCHAR(45) NULL,</text:p>
      <text:p text:style-name="Standard"><text:s text:c="2"/>`situation` VARCHAR(45) NULL,</text:p>
      <text:p text:style-name="Standard"><text:s text:c="2"/>`hash_answer` VARCHAR(45) NULL,</text:p>
      <text:p text:style-name="Standard"><text:s text:c="2"/>PRIMARY KEY (`id`));</text:p>
      <text:p text:style-name="Standard"/>
      <text:p text:style-name="Standard"/>
      <text:p text:style-name="Standard">UPDATE `prufung`.`t_2016_H` SET `question` = '1-1', `answer` = '3,6' WHERE (`id` = '1');</text:p>
      <text:p text:style-name="Standard">UPDATE `prufung`.`t_2016_H` SET `question` = '1-2', `answer` = '4' WHERE (`id` = '2');</text:p>
      <text:p text:style-name="Standard">UPDATE `prufung`.`t_2016_H` SET `question` = '1-3', `answer` = '2' WHERE (`id` = '3');</text:p>
      <text:p text:style-name="Standard">UPDATE `prufung`.`t_2016_H` SET `question` = '1-4', `answer` = '3' WHERE (`id` = '4');</text:p>
      <text:p text:style-name="Standard">UPDATE `prufung`.`t_2016_H` SET `question` = '1-5', `answer` = '3' WHERE (`id` = '5');</text:p>
      <text:p text:style-name="Standard">UPDATE `prufung`.`t_2016_H` SET `question` = '1-6', `answer` = 'a),2,b),1,c),3,d),4' WHERE (`id` = '6');</text:p>
      <text:p text:style-name="Standard">UPDATE `prufung`.`t_2016_H` SET `question` = '1-7', `answer` = '3' WHERE (`id` = '7');</text:p>
      <text:p text:style-name="Standard">UPDATE `prufung`.`t_2016_H` SET `question` = '1-8', `answer` = '4' WHERE (`id` = '8');</text:p>
      <text:p text:style-name="Standard">UPDATE `prufung`.`t_2016_H` SET `question` = '1-9', `answer` = '5' WHERE (`id` = '9');</text:p>
      <text:p text:style-name="Standard">UPDATE `prufung`.`t_2016_H` SET `question` = '1-10', `answer` = '12.10,09.10' WHERE (`id` = '10');</text:p>
      <text:p text:style-name="Standard">UPDATE `prufung`.`t_2016_H` SET `question` = '1-11', `answer` = '5' WHERE (`id` = '11');</text:p>
      <text:p text:style-name="Standard">UPDATE `prufung`.`t_2016_H` SET `question` = '1-12', `answer` = '4' WHERE (`id` = '12');</text:p>
      <text:p text:style-name="Standard">UPDATE `prufung`.`t_2016_H` SET `question` = '1-13', `answer` = '2,4' WHERE (`id` = '13');</text:p>
      <text:p text:style-name="Standard"/>
      <text:p text:style-name="Standard">UPDATE `prufung`.`t_2016_H` SET `question` = '2-1', `answer` = '1' WHERE (`id` = '14');</text:p>
      <text:p text:style-name="Standard">UPDATE `prufung`.`t_2016_H` SET `question` = '2-2', `answer` = '1' WHERE (`id` = '15');</text:p>
      <text:p text:style-name="Standard">UPDATE `prufung`.`t_2016_H` SET `question` = '2-3', `answer` = '1' WHERE (`id` = '16');</text:p>
      <text:p text:style-name="Standard">UPDATE `prufung`.`t_2016_H` SET `question` = '2-4', `answer` = '1' WHERE (`id` = '17');</text:p>
      <text:p text:style-name="Standard">UPDATE `prufung`.`t_2016_H` SET `question` = '2-5', `answer` = '1' WHERE (`id` = '18');</text:p>
      <text:p text:style-name="Standard">UPDATE `prufung`.`t_2016_H` SET `question` = '2-6', `answer` = '1' WHERE (`id` = '19');</text:p>
      <text:p text:style-name="Standard">UPDATE `prufung`.`t_2016_H` SET `question` = '2-7', `answer` = '1' WHERE (`id` = '20');</text:p>
      <text:p text:style-name="Standard">UPDATE `prufung`.`t_2016_H` SET `question` = '2-8', `answer` = '1' WHERE (`id` = '21');</text:p>
      <text:p text:style-name="Standard">UPDATE `prufung`.`t_2016_H` SET `question` = '2-9', `answer` = '1' WHERE (`id` = '22');</text:p>
      <text:p text:style-name="Standard">UPDATE `prufung`.`t_2016_H` SET `question` = '2-10', `answer` = '1' WHERE (`id` = '23');</text:p>
      <text:p text:style-name="Standard">UPDATE `prufung`.`t_2016_H` SET `question` = '2-11', `answer` = '1' WHERE (`id` = '24');</text:p>
      <text:p text:style-name="Standard">UPDATE `prufung`.`t_2016_H` SET `question` = '2-12', `answer` = '1' WHERE (`id` = '25');</text:p>
      <text:p text:style-name="Standard">UPDATE `prufung`.`t_2016_H` SET `question` = '2-13', `answer` = '1' WHERE (`id` = '26');</text:p>
      <text:p text:style-name="Standard">UPDATE `prufung`.`t_2016_H` SET `question` = '2-14', `answer` = '1' WHERE (`id` = '27');</text:p>
      <text:p text:style-name="Standard">UPDATE `prufung`.`t_2016_H` SET `question` = '2-15', `answer` = '1' WHERE (`id` = '28');</text:p>
      <text:p text:style-name="Standard">UPDATE `prufung`.`t_2016_H` SET `question` = '2-16', `answer` = '1' WHERE (`id` = '29');</text:p>
      <text:p text:style-name="Standard">UPDATE `prufung`.`t_2016_H` SET `question` = '2-17', `answer` = '1' WHERE (`id` = '30');</text:p>
      <text:p text:style-name="Standard">UPDATE `prufung`.`t_2016_H` SET `question` = '2-18', `answer` = '1' WHERE (`id` = '31');</text:p>
      <text:p text:style-name="Standard">UPDATE `prufung`.`t_2016_H` SET `question` = '2-19', `answer` = '1' WHERE (`id` = '32');</text:p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P6">UPDATE `prufung`.`t_2016_H` SET `question` = '3-1', `answer` = '2,3' WHERE (`id` = '33');</text:p>
      <text:p text:style-name="Standard">UPDATE `prufung`.`t_2016_H` SET `question` = '3-2', `answer` = 'a),4,b),3,c),2,d),1,e),5' WHERE (`id` = '34');</text:p>
      <text:p text:style-name="Standard">UPDATE `prufung`.`t_2016_H` SET `question` = '3-3', `answer` = '2' WHERE (`id` = '35');</text:p>
      <text:p text:style-name="Standard">UPDATE `prufung`.`t_2016_H` SET `question` = '3-4', `answer` = '3' WHERE (`id` = '36');</text:p>
      <text:p text:style-name="Standard">UPDATE `prufung`.`t_2016_H` SET `question` = '3-5', `answer` = '4' WHERE (`id` = '37');</text:p>
      <text:p text:style-name="Standard">UPDATE `prufung`.`t_2016_H` SET `question` = '3-6', `answer` = '4' WHERE (`id` = '38');</text:p>
      <text:p text:style-name="Standard">UPDATE `prufung`.`t_2016_H` SET `question` = '3-7', `answer` = '2' WHERE (`id` = '39');</text:p>
      <text:p text:style-name="Standard">UPDATE `prufung`.`t_2016_H` SET `question` = '3-8', `answer` = '1' WHERE (`id` = '40');</text:p>
      <text:p text:style-name="Standard">UPDATE `prufung`.`t_2016_H` SET `question` = '3-9', `answer` = '3' WHERE (`id` = '41');</text:p>
      <text:p text:style-name="Standard">UPDATE `prufung`.`t_2016_H` SET `question` = '3-10', `answer` = 'a),4,b),2,c),5,d),3,e),1' WHERE (`id` = '42');</text:p>
      <text:p text:style-name="Standard"/>
      <text:p text:style-name="Standard"/>
      <text:p text:style-name="Standard">UPDATE `prufung`.`t_2016_H` SET `question` = '4-1', `answer` = '5' WHERE (`id` = '43');</text:p>
      <text:p text:style-name="Standard">UPDATE `prufung`.`t_2016_H` SET `question` = '4-2', `answer` = '2' WHERE (`id` = '44');</text:p>
      <text:p text:style-name="Standard">UPDATE `prufung`.`t_2016_H` SET `question` = '4-3', `answer` = '4' WHERE (`id` = '45');</text:p>
      <text:p text:style-name="Standard">UPDATE `prufung`.`t_2016_H` SET `question` = '4-4', `answer` = '4' WHERE (`id` = '46');</text:p>
      <text:p text:style-name="Standard">UPDATE `prufung`.`t_2016_H` SET `question` = '4-5', `answer` = '3' WHERE (`id` = '47');</text:p>
      <text:p text:style-name="Standard">UPDATE `prufung`.`t_2016_H` SET `question` = '4-6', `answer` = '3' WHERE (`id` = '48');</text:p>
      <text:p text:style-name="Standard">UPDATE `prufung`.`t_2016_H` SET `question` = '4-7', `answer` = '3,2' WHERE (`id` = '49');</text:p>
      <text:p text:style-name="Standard">UPDATE `prufung`.`t_2016_H` SET `question` = '4-8', `answer` = '5' WHERE (`id` = '50');</text:p>
      <text:p text:style-name="Standard">UPDATE `prufung`.`t_2016_H` SET `question` = '4-9', `answer` = '3' WHERE (`id` = '51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ituation 1:</text:p>
      <text:p text:style-name="Standard"/>
      <text:p text:style-name="Standard"/>
      <text:p text:style-name="Standard"><text:bookmark-start text:name="__DdeLink__18_1933981784"/>INSERT INTO `prufung`.`t_2016_H` (`id`, `question`, `answer`, `situation`) VALUES ('1', '1-1', '1,3', '1');</text:p>
      <text:p text:style-name="Standard">INSERT INTO `prufung`.`t_2016_H` (`id`, `question`, `answer`, `situation`) VALUES ('2', '1-2', '5', '1');</text:p>
      <text:p text:style-name="Standard">INSERT INTO `prufung`.`t_2016_H` (`id`, `question`, `answer`, `situation`) VALUES ('3', '1-3', '3', '1');</text:p>
      <text:p text:style-name="Standard">INSERT INTO `prufung`.`t_2016_H` (`id`, `question`, `answer`, `situation`) VALUES ('4', '1-4', '2', '1');</text:p>
      <text:p text:style-name="Standard">INSERT INTO `prufung`.`t_2016_H` (`id`, `question`, `answer`, `situation`) VALUES ('5', '1-5', '5', '1');</text:p>
      <text:p text:style-name="Standard">INSERT INTO `prufung`.`t_2016_H` (`id`, `question`, `answer`, `situation`) VALUES ('6', '1-6', '3', '1');</text:p>
      <text:p text:style-name="Standard">INSERT INTO `prufung`.`t_2016_H` (`id`, `question`, `answer`, `situation`) VALUES ('7', '1-7', '3', '1');</text:p>
      <text:p text:style-name="Standard">INSERT INTO `prufung`.`t_2016_H` (`id`, `question`, `answer`, `situation`) VALUES ('8', '1-8', '2', '1');</text:p>
      <text:p text:style-name="Standard">INSERT INTO `prufung`.`t_2016_H` (`id`, `question`, `answer`, `situation`) VALUES ('9', '1-9', '1', '1');</text:p>
      <text:p text:style-name="Standard">INSERT INTO `prufung`.`t_2016_H` (`id`, `question`, `answer`, `situation`) VALUES ('10', '1-10', '4', '1');</text:p>
      <text:p text:style-name="Standard">INSERT INTO `prufung`.`t_2016_H` (`id`, `question`, `answer`, `situation`) VALUES ('11', '1-11', 'a),2,b),3,c),5,d),4,e),1', '1');</text:p>
      <text:p text:style-name="Standard">INSERT INTO `prufung`.`t_2016_H` (`id`, `question`, `answer`, `situation`) VALUES ('12', '1-12', '5', '1');</text:p>
      <text:p text:style-name="Standard">INSERT INTO `prufung`.`t_2016_H` (`id`, `question`, `answer`, `situation`) VALUES ('13', '1-13', '3', '1');<text:bookmark-end text:name="__DdeLink__18_193398178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ituation 2:</text:p>
      <text:p text:style-name="P1"/>
      <text:p text:style-name="P1"><text:bookmark-start text:name="__DdeLink__26_1933981784"/>INSERT INTO `prufung`.`t_2016_H` (`id`, `question`, `answer`, `situation`) VALUES ('14', '2-1', '2', '2');</text:p>
      <text:p text:style-name="P1">INSERT INTO `prufung`.`t_2016_H` (`id`, `question`, `answer`, `situation`) VALUES ('15', '2-2', '2', '2');</text:p>
      <text:p text:style-name="P1">INSERT INTO `prufung`.`t_2016_H` (`id`, `question`, `answer`, `situation`) VALUES ('16', '2-3', '2', '2');</text:p>
      <text:p text:style-name="P1">INSERT INTO `prufung`.`t_2016_H` (`id`, `question`, `answer`, `situation`) VALUES ('17', '2-4', '2', '2');</text:p>
      <text:p text:style-name="P1">INSERT INTO `prufung`.`t_2016_H` (`id`, `question`, `answer`, `situation`) VALUES ('18', '2-5', '2', '2');</text:p>
      <text:p text:style-name="P1">INSERT INTO `prufung`.`t_2016_H` (`id`, `question`, `answer`, `situation`) VALUES ('19', '2-6', '2', '2');</text:p>
      <text:p text:style-name="P1">INSERT INTO `prufung`.`t_2016_H` (`id`, `question`, `answer`, `situation`) VALUES ('20', '2-7', '2', '2');</text:p>
      <text:p text:style-name="P1">INSERT INTO `prufung`.`t_2016_H` (`id`, `question`, `answer`, `situation`) VALUES ('21', '2-8', '2', '2');</text:p>
      <text:p text:style-name="P1">INSERT INTO `prufung`.`t_2016_H` (`id`, `question`, `answer`, `situation`) VALUES ('22', '2-9', '2', '2');</text:p>
      <text:p text:style-name="P1">INSERT INTO `prufung`.`t_2016_H` (`id`, `question`, `answer`, `situation`) VALUES ('23', '2-10', '2', '2');</text:p>
      <text:p text:style-name="P1">INSERT INTO `prufung`.`t_2016_H` (`id`, `question`, `answer`, `situation`) VALUES ('24', '2-11', '2', '2');</text:p>
      <text:p text:style-name="P1">INSERT INTO `prufung`.`t_2016_H` (`id`, `question`, `answer`, `situation`) VALUES ('25', '2-12', '2', '2');</text:p>
      <text:p text:style-name="P1">INSERT INTO `prufung`.`t_2016_H` (`id`, `question`, `answer`, `situation`) VALUES ('26', '2-13', '2', '2');</text:p>
      <text:p text:style-name="P1">INSERT INTO `prufung`.`t_2016_H` (`id`, `question`, `answer`, `situation`) VALUES ('27', '2-14', '2', '2');</text:p>
      <text:p text:style-name="P1">INSERT INTO `prufung`.`t_2016_H` (`id`, `question`, `answer`, `situation`) VALUES ('28', '2-15', '2', '2');</text:p>
      <text:p text:style-name="P1">INSERT INTO `prufung`.`t_2016_H` (`id`, `question`, `answer`, `situation`) VALUES ('29', '2-16', '2', '2');</text:p>
      <text:p text:style-name="P1">INSERT INTO `prufung`.`t_2016_H` (`id`, `question`, `answer`, `situation`) VALUES ('30', '2-17', '2', '2');</text:p>
      <text:p text:style-name="P1">INSERT INTO `prufung`.`t_2016_H` (`id`, `question`, `answer`, `situation`) VALUES ('31', '2-18', '2', '2');</text:p>
      <text:p text:style-name="P1">INSERT INTO `prufung`.`t_2016_H` (`id`, `question`, `answer`, `situation`) VALUES ('32', '2-19', '2', '2');</text:p>
      <text:p text:style-name="P1">INSERT INTO `prufung`.`t_2016_H` (`id`, `question`, `answer`, `situation`) VALUES ('33', '2-20', '2', '2');<text:bookmark-end text:name="__DdeLink__26_1933981784"/></text:p>
      <text:p text:style-name="P1"/>
      <text:p text:style-name="P2"/>
      <text:p text:style-name="P7">Situation 3:</text:p>
      <text:p text:style-name="P5"/>
      <text:p text:style-name="P1"><text:bookmark-start text:name="__DdeLink__32_1933981784"/>INSERT INTO `prufung`.`t_2016_H` (`id`, `question`, `answer`, `situation`) VALUES ('34', '3-1', '3', '3');</text:p>
      <text:p text:style-name="P1">INSERT INTO `prufung`.`t_2016_H` (`id`, `question`, `answer`, `situation`) VALUES ('35', '3-2', '3', '3');</text:p>
      <text:p text:style-name="P1">INSERT INTO `prufung`.`t_2016_H` (`id`, `question`, `answer`, `situation`) VALUES ('36', '3-3', '3', '3');</text:p>
      <text:p text:style-name="P1">INSERT INTO `prufung`.`t_2016_H` (`id`, `question`, `answer`, `situation`) VALUES ('37', '3-4', '3', '3');</text:p>
      <text:p text:style-name="P1">INSERT INTO `prufung`.`t_2016_H` (`id`, `question`, `answer`, `situation`) VALUES ('38', '3-5', '3', '3');</text:p>
      <text:p text:style-name="P1">INSERT INTO `prufung`.`t_2016_H` (`id`, `question`, `answer`, `situation`) VALUES ('39', '3-6', '3', '3');</text:p>
      <text:p text:style-name="P1">INSERT INTO `prufung`.`t_2016_H` (`id`, `question`, `answer`, `situation`) VALUES ('40', '3-7', '3', '3');</text:p>
      <text:p text:style-name="P1">INSERT INTO `prufung`.`t_2016_H` (`id`, `question`, `answer`, `situation`) VALUES ('41', '3-8', '3', '3');</text:p>
      <text:p text:style-name="P1">INSERT INTO `prufung`.`t_2016_H` (`id`, `question`, `answer`, `situation`) VALUES ('42', '3-9', '3', '3');</text:p>
      <text:p text:style-name="P1">INSERT INTO `prufung`.`t_2016_H` (`id`, `question`, `answer`, `situation`) VALUES ('43', '3-10', '3', '3');<text:bookmark-end text:name="__DdeLink__32_1933981784"/></text:p>
      <text:p text:style-name="P1"/>
      <text:p text:style-name="P5">Situation 4:</text:p>
      <text:p text:style-name="P5"/>
      <text:p text:style-name="P1"><text:bookmark-start text:name="__DdeLink__23_1933981784"/>INSERT INTO `prufung`.`t_2016_H` (`id`, `question`, `answer`, `situation`) VALUES ('44', '4-1', '2', '4');</text:p>
      <text:p text:style-name="P1">INSERT INTO `prufung`.`t_2016_H` (`id`, `question`, `answer`, `situation`) VALUES ('45', '4-2', '2', '4');</text:p>
      <text:p text:style-name="P1">INSERT INTO `prufung`.`t_2016_H` (`id`, `question`, `answer`, `situation`) VALUES ('46', '4-3', '2', '4');</text:p>
      <text:p text:style-name="P1">INSERT INTO `prufung`.`t_2016_H` (`id`, `question`, `answer`, `situation`) VALUES ('47', '4-4', '2', '4');</text:p>
      <text:p text:style-name="P1">INSERT INTO `prufung`.`t_2016_H` (`id`, `question`, `answer`, `situation`) VALUES ('48', '4-5', '2', '4');</text:p>
      <text:p text:style-name="P1">INSERT INTO `prufung`.`t_2016_H` (`id`, `question`, `answer`, `situation`) VALUES ('49', '4-6', '2', '4');</text:p>
      <text:p text:style-name="P1">INSERT INTO `prufung`.`t_2016_H` (`id`, `question`, `answer`, `situation`) VALUES ('50', '4-7', '2', '4');</text:p>
      <text:p text:style-name="P1">INSERT INTO `prufung`.`t_2016_H` (`id`, `question`, `answer`, `situation`) VALUES ('51', '4-8', '2', '4');</text:p>
      <text:p text:style-name="P1">INSERT INTO `prufung`.`t_2016_H` (`id`, `question`, `answer`, `situation`) VALUES ('52', '4-9', '2', '4');<text:bookmark-end text:name="__DdeLink__23_1933981784"/></text:p>
      <text:p text:style-name="P1"/>
      <text:p text:style-name="P1"/>
      <text:p text:style-name="P1"/>
      <text:p text:style-name="P4"><text:span text:style-name="T1">Radio =&gt; <text:s text:c="13"/>a:4,b:2,c:7,d:1,e:6,f:5,g:3</text:span></text:p>
      <text:p text:style-name="P4"/>
      <text:p text:style-name="P3">checkbox =&gt; <text:s text:c="7"/>a),2,b),1,c),3,4,5,d),4,3,5,e),5,3,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0:20:05.804102887</meta:creation-date>
    <dc:date>2019-09-15T13:19:12.240880914</dc:date>
    <meta:editing-duration>PT6M53S</meta:editing-duration>
    <meta:editing-cycles>2</meta:editing-cycles>
    <meta:generator>LibreOffice/6.2.4.2$Linux_X86_64 LibreOffice_project/20$Build-2</meta:generator>
    <meta:document-statistic meta:table-count="0" meta:image-count="0" meta:object-count="0" meta:page-count="5" meta:paragraph-count="117" meta:word-count="1324" meta:character-count="10421" meta:non-whitespace-character-count="9180"/>
  </office:meta>
</office:document-meta>
</file>